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padding="0.049cm" fo:border="0.002cm solid #e3e3e3" style:writing-mode="lr-tb"/>
    </style:style>
    <style:style style:name="P2" style:family="paragraph" style:parent-style-name="Preformatted_20_Text">
      <style:paragraph-properties fo:padding="0.049cm" fo:border="0.002cm solid #e3e3e3"/>
    </style:style>
    <style:style style:name="P3" style:family="paragraph" style:parent-style-name="Preformatted_20_Text">
      <style:paragraph-properties fo:padding="0.049cm" fo:border="0.002cm solid #e3e3e3" style:writing-mode="lr-tb"/>
    </style:style>
    <style:style style:name="P4" style:family="paragraph" style:parent-style-name="Heading_20_4">
      <style:paragraph-properties fo:padding="0.049cm" fo:border="0.002cm solid #e3e3e3"/>
    </style:style>
    <style:style style:name="P5" style:family="paragraph" style:parent-style-name="Heading_20_3">
      <style:paragraph-properties fo:padding="0.049cm" fo:border="0.002cm solid #e3e3e3"/>
    </style:style>
    <style:style style:name="P6" style:family="paragraph" style:parent-style-name="Text_20_body">
      <style:paragraph-properties fo:margin-top="0cm" fo:margin-bottom="0cm" fo:padding="0.049cm" fo:border="0.002cm solid #e3e3e3"/>
    </style:style>
    <style:style style:name="P7" style:family="paragraph" style:parent-style-name="Text_20_body" style:list-style-name="L1">
      <style:paragraph-properties fo:margin-top="0cm" fo:margin-bottom="0cm" fo:padding="0.049cm" fo:border="0.002cm solid #e3e3e3"/>
    </style:style>
    <style:style style:name="P8" style:family="paragraph" style:parent-style-name="Text_20_body" style:list-style-name="L2">
      <style:paragraph-properties fo:margin-top="0cm" fo:margin-bottom="0cm" fo:padding="0.049cm" fo:border="0.002cm solid #e3e3e3"/>
    </style:style>
    <style:style style:name="P9" style:family="paragraph" style:parent-style-name="Text_20_body" style:list-style-name="L3">
      <style:paragraph-properties fo:margin-top="0cm" fo:margin-bottom="0cm" fo:padding="0.049cm" fo:border="0.002cm solid #e3e3e3"/>
    </style:style>
    <style:style style:name="P10" style:family="paragraph" style:parent-style-name="Text_20_body" style:list-style-name="L4">
      <style:paragraph-properties fo:margin-top="0cm" fo:margin-bottom="0cm" fo:padding="0.049cm" fo:border="0.002cm solid #e3e3e3"/>
    </style:style>
    <style:style style:name="P11" style:family="paragraph" style:parent-style-name="Text_20_body" style:list-style-name="L5">
      <style:paragraph-properties fo:margin-top="0cm" fo:margin-bottom="0cm" fo:padding="0.049cm" fo:border="0.002cm solid #e3e3e3"/>
    </style:style>
    <style:style style:name="P12" style:family="paragraph" style:parent-style-name="Text_20_body" style:list-style-name="L6">
      <style:paragraph-properties fo:margin-top="0cm" fo:margin-bottom="0cm" fo:padding="0.049cm" fo:border="0.002cm solid #e3e3e3"/>
    </style:style>
    <style:style style:name="P13" style:family="paragraph" style:parent-style-name="Text_20_body">
      <style:paragraph-properties fo:padding="0.049cm" fo:border="0.002cm solid #e3e3e3"/>
    </style:style>
    <style:style style:name="P14" style:family="paragraph" style:parent-style-name="Text_20_body" style:list-style-name="L1">
      <style:paragraph-properties fo:padding="0.049cm" fo:border="0.002cm solid #e3e3e3"/>
    </style:style>
    <style:style style:name="P15" style:family="paragraph" style:parent-style-name="Text_20_body" style:list-style-name="L2">
      <style:paragraph-properties fo:padding="0.049cm" fo:border="0.002cm solid #e3e3e3"/>
    </style:style>
    <style:style style:name="P16" style:family="paragraph" style:parent-style-name="Text_20_body" style:list-style-name="L3">
      <style:paragraph-properties fo:padding="0.049cm" fo:border="0.002cm solid #e3e3e3"/>
    </style:style>
    <style:style style:name="P17" style:family="paragraph" style:parent-style-name="Text_20_body" style:list-style-name="L4">
      <style:paragraph-properties fo:padding="0.049cm" fo:border="0.002cm solid #e3e3e3"/>
    </style:style>
    <style:style style:name="P18" style:family="paragraph" style:parent-style-name="Text_20_body" style:list-style-name="L5">
      <style:paragraph-properties fo:padding="0.049cm" fo:border="0.002cm solid #e3e3e3"/>
    </style:style>
    <style:style style:name="P19" style:family="paragraph" style:parent-style-name="Text_20_body" style:list-style-name="L6">
      <style:paragraph-properties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ntiendo! Vamos a sumergirnos en un ejercicio de refactorización y diseño usando el patrón de diseño Strategy en Java. Comenzaremos con un programa simple que carece de un enfoque orientado a objetos y luego lo refactorizaremos para implementar el patrón Strategy.</text:p>
      <text:h text:style-name="P5" text:outline-level="3">Programa Original</text:h>
      <text:p text:style-name="P2">java</text:p>
      <text:p text:style-name="P2">Copy code</text:p>
      <text:p text:style-name="P3"><text:span text:style-name="Source_20_Text">public class Calculator {</text:span></text:p>
      <text:p text:style-name="P3"><text:span text:style-name="Source_20_Text"><text:s text:c="4"/>public static void main(String[] args) {</text:span></text:p>
      <text:p text:style-name="P3"><text:span text:style-name="Source_20_Text"><text:s text:c="8"/>int num1 = 10;</text:span></text:p>
      <text:p text:style-name="P3"><text:span text:style-name="Source_20_Text"><text:s text:c="8"/>int num2 = 5;</text:span></text:p>
      <text:p text:style-name="P3"><text:span text:style-name="Source_20_Text"><text:s text:c="8"/>String operation = "add"; // "add" or "subtract"</text:span></text:p>
      <text:p text:style-name="P3"/>
      <text:p text:style-name="P3"><text:span text:style-name="Source_20_Text"><text:s text:c="8"/>int result = 0;</text:span></text:p>
      <text:p text:style-name="P3"><text:span text:style-name="Source_20_Text"><text:s text:c="8"/>if (operation.equals("add")) {</text:span></text:p>
      <text:p text:style-name="P3"><text:span text:style-name="Source_20_Text"><text:s text:c="12"/>result = num1 + num2;</text:span></text:p>
      <text:p text:style-name="P3"><text:span text:style-name="Source_20_Text"><text:s text:c="8"/>} else if (operation.equals("subtract")) {</text:span></text:p>
      <text:p text:style-name="P3"><text:span text:style-name="Source_20_Text"><text:s text:c="12"/>result = num1 - num2;</text:span></text:p>
      <text:p text:style-name="P3"><text:span text:style-name="Source_20_Text"><text:s text:c="8"/>}</text:span></text:p>
      <text:p text:style-name="P3"/>
      <text:p text:style-name="P3"><text:span text:style-name="Source_20_Text"><text:s text:c="8"/>System.out.println("Result: " + result);</text:span></text:p>
      <text:p text:style-name="P3"><text:span text:style-name="Source_20_Text"><text:s text:c="4"/>}</text:span></text:p>
      <text:p text:style-name="P1"><text:span text:style-name="Source_20_Text">}</text:span></text:p>
      <text:p text:style-name="P13">Este programa es una calculadora simple que puede sumar o restar dos números. Sin embargo, tiene varias desventajas:</text:p>
      <text:h text:style-name="P4" text:outline-level="4">Desventajas del Programa sin enfoque Orientado a Objetos:</text:h>
      <text:list xml:id="list4334619439051950336" text:style-name="L1">
        <text:list-item>
          <text:p text:style-name="P7"><text:span text:style-name="Strong_20_Emphasis">Falta de Abstracción:</text:span> El programa se centra en operaciones concretas ("add" y "subtract") en lugar de abstraer el concepto de operación matemática.</text:p>
        </text:list-item>
        <text:list-item>
          <text:p text:style-name="P7"><text:span text:style-name="Strong_20_Emphasis">Difícil de Extender:</text:span> Agregar nuevas operaciones requeriría modificar el código existente, lo cual viola el principio Open/Closed del SOLID.</text:p>
        </text:list-item>
        <text:list-item>
          <text:p text:style-name="P14"><text:span text:style-name="Strong_20_Emphasis">Difícil de Mantener:</text:span> Con el tiempo, el código podría volverse confuso y difícil de mantener debido a su naturaleza procedural.</text:p>
        </text:list-item>
      </text:list>
      <text:h text:style-name="P5" text:outline-level="3">Refactorización utilizando el Patrón Strategy</text:h>
      <text:p text:style-name="P13">Ahora, refactorizaremos el programa para utilizar el patrón Strategy. Este patrón nos permitirá encapsular cada operación en clases separadas, lo que facilitará la extensión y el mantenimiento del código.</text:p>
      <text:h text:style-name="P4" text:outline-level="4">Patrón Strategy:</text:h>
      <text:p text:style-name="P13">El patrón Strategy define una familia de algoritmos, encapsula cada uno de ellos y los hace intercambiables. Esto permite que el algoritmo varíe independientemente de los clientes que lo utilizan.</text:p>
      <text:p text:style-name="P13">Primero, definamos la interfaz <text:span text:style-name="Source_20_Text">Operation</text:span> que representará cada operación:</text:p>
      <text:p text:style-name="P2">java</text:p>
      <text:p text:style-name="P2">Copy code</text:p>
      <text:p text:style-name="P3"><text:span text:style-name="Source_20_Text">public interface Operation {</text:span></text:p>
      <text:p text:style-name="P3"><text:soft-page-break/><text:span text:style-name="Source_20_Text"><text:s text:c="4"/>int calculate(int num1, int num2);</text:span></text:p>
      <text:p text:style-name="P1"><text:span text:style-name="Source_20_Text">}</text:span></text:p>
      <text:p text:style-name="P13">Luego, implementaremos las clases concretas para cada operación:</text:p>
      <text:p text:style-name="P2">java</text:p>
      <text:p text:style-name="P2">Copy code</text:p>
      <text:p text:style-name="P3"><text:span text:style-name="Source_20_Text">public class AddOperation implements Operation {</text:span></text:p>
      <text:p text:style-name="P3"><text:span text:style-name="Source_20_Text"><text:s text:c="4"/>@Override</text:span></text:p>
      <text:p text:style-name="P3"><text:span text:style-name="Source_20_Text"><text:s text:c="4"/>public int calculate(int num1, int num2) {</text:span></text:p>
      <text:p text:style-name="P3"><text:span text:style-name="Source_20_Text"><text:s text:c="8"/>return num1 + num2;</text:span></text:p>
      <text:p text:style-name="P3"><text:span text:style-name="Source_20_Text"><text:s text:c="4"/>}</text:span></text:p>
      <text:p text:style-name="P3"><text:span text:style-name="Source_20_Text">}</text:span></text:p>
      <text:p text:style-name="P3"/>
      <text:p text:style-name="P3"><text:span text:style-name="Source_20_Text">public class SubtractOperation implements Operation {</text:span></text:p>
      <text:p text:style-name="P3"><text:span text:style-name="Source_20_Text"><text:s text:c="4"/>@Override</text:span></text:p>
      <text:p text:style-name="P3"><text:span text:style-name="Source_20_Text"><text:s text:c="4"/>public int calculate(int num1, int num2) {</text:span></text:p>
      <text:p text:style-name="P3"><text:span text:style-name="Source_20_Text"><text:s text:c="8"/>return num1 - num2;</text:span></text:p>
      <text:p text:style-name="P3"><text:span text:style-name="Source_20_Text"><text:s text:c="4"/>}</text:span></text:p>
      <text:p text:style-name="P1"><text:span text:style-name="Source_20_Text">}</text:span></text:p>
      <text:p text:style-name="P13">Ahora, refactorizaremos la clase <text:span text:style-name="Source_20_Text">Calculator</text:span> para utilizar el patrón Strategy:</text:p>
      <text:p text:style-name="P2">java</text:p>
      <text:p text:style-name="P2">Copy code</text:p>
      <text:p text:style-name="P3"><text:span text:style-name="Source_20_Text">public class Calculator {</text:span></text:p>
      <text:p text:style-name="P3"><text:span text:style-name="Source_20_Text"><text:s text:c="4"/>private Operation operation;</text:span></text:p>
      <text:p text:style-name="P3"/>
      <text:p text:style-name="P3"><text:span text:style-name="Source_20_Text"><text:s text:c="4"/>public Calculator(Operation operation) {</text:span></text:p>
      <text:p text:style-name="P3"><text:span text:style-name="Source_20_Text"><text:s text:c="8"/>this.operation = operation;</text:span></text:p>
      <text:p text:style-name="P3"><text:span text:style-name="Source_20_Text"><text:s text:c="4"/>}</text:span></text:p>
      <text:p text:style-name="P3"/>
      <text:p text:style-name="P3"><text:span text:style-name="Source_20_Text"><text:s text:c="4"/>public int calculate(int num1, int num2) {</text:span></text:p>
      <text:p text:style-name="P3"><text:span text:style-name="Source_20_Text"><text:s text:c="8"/>return operation.calculate(num1, num2);</text:span></text:p>
      <text:p text:style-name="P3"><text:span text:style-name="Source_20_Text"><text:s text:c="4"/>}</text:span></text:p>
      <text:p text:style-name="P3"/>
      <text:p text:style-name="P3"><text:span text:style-name="Source_20_Text"><text:s text:c="4"/>public static void main(String[] args) {</text:span></text:p>
      <text:p text:style-name="P3"><text:span text:style-name="Source_20_Text"><text:s text:c="8"/>int num1 = 10;</text:span></text:p>
      <text:p text:style-name="P3"><text:span text:style-name="Source_20_Text"><text:s text:c="8"/>int num2 = 5;</text:span></text:p>
      <text:p text:style-name="P3"/>
      <text:p text:style-name="P3"><text:span text:style-name="Source_20_Text"><text:s text:c="8"/>Calculator addCalculator = new Calculator(new AddOperation());</text:span></text:p>
      <text:p text:style-name="P3"><text:span text:style-name="Source_20_Text"><text:s text:c="8"/>System.out.println("Addition result: " + addCalculator.calculate(num1, num2));</text:span></text:p>
      <text:p text:style-name="P3"/>
      <text:p text:style-name="P3"><text:span text:style-name="Source_20_Text"><text:s text:c="8"/>Calculator subtractCalculator = new Calculator(new SubtractOperation());</text:span></text:p>
      <text:p text:style-name="P3"><text:span text:style-name="Source_20_Text"><text:s text:c="8"/>System.out.println("Subtraction result: " + subtractCalculator.calculate(num1, num2));</text:span></text:p>
      <text:p text:style-name="P3"><text:span text:style-name="Source_20_Text"><text:s text:c="4"/>}</text:span></text:p>
      <text:p text:style-name="P1"><text:span text:style-name="Source_20_Text">}</text:span></text:p>
      <text:h text:style-name="P4" text:outline-level="4">Ventajas del Patrón Strategy:</text:h>
      <text:list xml:id="list4915529021829184276" text:style-name="L2">
        <text:list-item>
          <text:p text:style-name="P8"><text:span text:style-name="Strong_20_Emphasis">Abstracción:</text:span> Ahora, cada operación está encapsulada en su propia clase, lo que proporciona una mayor abstracción y facilita la comprensión del código.</text:p>
        </text:list-item>
        <text:list-item>
          <text:p text:style-name="P8"><text:span text:style-name="Strong_20_Emphasis">Extensibilidad:</text:span> Agregar nuevas operaciones es fácil. Simplemente creamos una nueva clase que implemente la interfaz <text:span text:style-name="Source_20_Text">Operation</text:span> y la pasamos al constructor de <text:span text:style-name="Source_20_Text">Calculator</text:span>.</text:p>
        </text:list-item>
        <text:list-item>
          <text:p text:style-name="P15"><text:soft-page-break/><text:span text:style-name="Strong_20_Emphasis">Mantenimiento:</text:span> El código es más modular y fácil de mantener, ya que cada operación está separada en su propia clase.</text:p>
        </text:list-item>
      </text:list>
      <text:h text:style-name="P4" text:outline-level="4">Principios SOLID Violados y Cómo el Patrón Strategy los Resuelve:</text:h>
      <text:list xml:id="list8258861320408212046" text:style-name="L3">
        <text:list-item>
          <text:p text:style-name="P9"><text:span text:style-name="Strong_20_Emphasis">Principio de Responsabilidad Única (SRP):</text:span> En el programa original, la clase <text:span text:style-name="Source_20_Text">Calculator</text:span> tenía múltiples responsabilidades: realizar cálculos y determinar qué operación realizar. Con el patrón Strategy, cada clase tiene una única responsabilidad: realizar una operación matemática específica.</text:p>
        </text:list-item>
        <text:list-item>
          <text:p text:style-name="P9"><text:span text:style-name="Strong_20_Emphasis">Principio de Abierto/Cerrado (OCP):</text:span> El programa original no cumplía con el principio OCP, ya que agregar nuevas operaciones requeriría modificar el código existente. Con el patrón Strategy, el código está abierto para extenderse con nuevas operaciones sin necesidad de modificar las clases existentes.</text:p>
        </text:list-item>
        <text:list-item>
          <text:p text:style-name="P9"><text:span text:style-name="Strong_20_Emphasis">Principio de Sustitución de Liskov (LSP):</text:span> Este principio no está directamente relacionado con el patrón Strategy en este contexto, ya que se centra en el comportamiento de las subclases. Sin embargo, el patrón Strategy facilita la aplicación del principio LSP al permitir la sustitución de diferentes estrategias sin afectar el comportamiento del cliente (<text:span text:style-name="Source_20_Text">Calculator</text:span> en este caso).</text:p>
        </text:list-item>
        <text:list-item>
          <text:p text:style-name="P16"><text:span text:style-name="Strong_20_Emphasis">Principio de Segregación de Interfaces (ISP):</text:span> El patrón Strategy respeta el principio ISP al definir una interfaz específica (<text:span text:style-name="Source_20_Text">Operation</text:span>) para cada tipo de operación matemática, evitando que las clases cliente dependan de métodos que no utilizan.</text:p>
        </text:list-item>
      </text:list>
      <text:h text:style-name="P5" text:outline-level="3">Patrones Similares:</text:h>
      <text:list xml:id="list842225746768432284" text:style-name="L4">
        <text:list-item>
          <text:p text:style-name="P10"><text:span text:style-name="Strong_20_Emphasis">Patrón Command:</text:span> Si bien el patrón Command también encapsula solicitudes como objetos, difiere del patrón Strategy en que se enfoca en invocar acciones sin conocer los detalles de la operación realizada. En contraste, el patrón Strategy se centra en proporcionar diferentes algoritmos intercambiables para realizar una tarea específica.</text:p>
        </text:list-item>
        <text:list-item>
          <text:p text:style-name="P17"><text:span text:style-name="Strong_20_Emphasis">Patrón State:</text:span> Si bien el patrón State también permite cambiar el comportamiento de un objeto, difiere del patrón Strategy en que cambia el estado interno del objeto en lugar de cambiar el algoritmo utilizado para realizar una tarea.</text:p>
        </text:list-item>
      </text:list>
      <text:p text:style-name="P13">Espero que esta explicación haya sido útil y que te haya proporcionado una comprensión más profunda de la refactorización hacia el patrón Strategy en Java, junto con los principios SOLID involucrados. Si tienes alguna pregunta adicional o necesitas más aclaraciones, ¡no dudes en preguntar!</text:p>
      <text:p text:style-name="P6"/>
      <text:p text:style-name="P13"/>
      <text:p text:style-name="P13">******************************************************************************************************************************************************************************</text:p>
      <text:p text:style-name="P13"/>
      <text:p text:style-name="P13">Por supuesto, refactoricemos el ejemplo anterior utilizando programación funcional en Java. La programación funcional se centra en el uso de funciones y expresiones lambda para realizar operaciones. Esto puede simplificar el código y hacerlo más conciso y legible.</text:p>
      <text:h text:style-name="P5" text:outline-level="3"><text:soft-page-break/>Clases de Operación:</text:h>
      <text:p text:style-name="P13">En lugar de tener clases separadas para cada operación, podemos representar las operaciones como funciones lambda.</text:p>
      <text:p text:style-name="P2">java</text:p>
      <text:p text:style-name="P2">Copy code</text:p>
      <text:p text:style-name="P3"><text:span text:style-name="Source_20_Text">import java.util.function.IntBinaryOperator;</text:span></text:p>
      <text:p text:style-name="P3"/>
      <text:p text:style-name="P3"><text:span text:style-name="Source_20_Text">public class Calculator {</text:span></text:p>
      <text:p text:style-name="P3"><text:span text:style-name="Source_20_Text"><text:s text:c="4"/>public static void main(String[] args) {</text:span></text:p>
      <text:p text:style-name="P3"><text:span text:style-name="Source_20_Text"><text:s text:c="8"/>int num1 = 10;</text:span></text:p>
      <text:p text:style-name="P3"><text:span text:style-name="Source_20_Text"><text:s text:c="8"/>int num2 = 5;</text:span></text:p>
      <text:p text:style-name="P3"/>
      <text:p text:style-name="P3"><text:span text:style-name="Source_20_Text"><text:s text:c="8"/>IntBinaryOperator addOperation = (a, b) -&gt; a + b;</text:span></text:p>
      <text:p text:style-name="P3"><text:span text:style-name="Source_20_Text"><text:s text:c="8"/>IntBinaryOperator subtractOperation = (a, b) -&gt; a - b;</text:span></text:p>
      <text:p text:style-name="P3"/>
      <text:p text:style-name="P3"><text:span text:style-name="Source_20_Text"><text:s text:c="8"/>System.out.println("Addition result: " + calculate(num1, num2, addOperation));</text:span></text:p>
      <text:p text:style-name="P3"><text:span text:style-name="Source_20_Text"><text:s text:c="8"/>System.out.println("Subtraction result: " + calculate(num1, num2, subtractOperation));</text:span></text:p>
      <text:p text:style-name="P3"><text:span text:style-name="Source_20_Text"><text:s text:c="4"/>}</text:span></text:p>
      <text:p text:style-name="P3"/>
      <text:p text:style-name="P3"><text:span text:style-name="Source_20_Text"><text:s text:c="4"/>private static int calculate(int num1, int num2, IntBinaryOperator operation) {</text:span></text:p>
      <text:p text:style-name="P3"><text:span text:style-name="Source_20_Text"><text:s text:c="8"/>return operation.applyAsInt(num1, num2);</text:span></text:p>
      <text:p text:style-name="P3"><text:span text:style-name="Source_20_Text"><text:s text:c="4"/>}</text:span></text:p>
      <text:p text:style-name="P1"><text:span text:style-name="Source_20_Text">}</text:span></text:p>
      <text:h text:style-name="P5" text:outline-level="3">Ventajas de la Programación Funcional:</text:h>
      <text:list xml:id="list7947140860544616322" text:style-name="L5">
        <text:list-item>
          <text:p text:style-name="P11"><text:span text:style-name="Strong_20_Emphasis">Concisión:</text:span> El código es más conciso al utilizar expresiones lambda en lugar de clases separadas para cada operación.</text:p>
        </text:list-item>
        <text:list-item>
          <text:p text:style-name="P11"><text:span text:style-name="Strong_20_Emphasis">Legibilidad:</text:span> Las operaciones se definen de manera más clara y concisa, lo que hace que el código sea más legible y fácil de entender.</text:p>
        </text:list-item>
        <text:list-item>
          <text:p text:style-name="P18"><text:span text:style-name="Strong_20_Emphasis">Flexibilidad:</text:span> Podemos pasar las operaciones como argumentos a métodos, lo que permite una mayor flexibilidad y reutilización del código.</text:p>
        </text:list-item>
      </text:list>
      <text:h text:style-name="P5" text:outline-level="3">Principios SOLID Respetados:</text:h>
      <text:list xml:id="list8433331157857866511" text:style-name="L6">
        <text:list-item>
          <text:p text:style-name="P12"><text:span text:style-name="Strong_20_Emphasis">Principio de Responsabilidad Única (SRP):</text:span> Cada función lambda representa una única operación matemática, lo que cumple con el principio SRP al tener una única responsabilidad.</text:p>
        </text:list-item>
        <text:list-item>
          <text:p text:style-name="P19"><text:span text:style-name="Strong_20_Emphasis">Principio de Abierto/Cerrado (OCP):</text:span> El código es fácilmente extensible, ya que podemos agregar nuevas operaciones simplemente definiendo nuevas funciones lambda sin modificar el código existente.</text:p>
        </text:list-item>
      </text:list>
      <text:p text:style-name="P13">Con esta refactorización, hemos aprovechado las ventajas de la programación funcional para simplificar y mejorar nuestro código, manteniendo los principios SOLID en m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1T19:33:36.93</meta:creation-date>
    <dc:date>2024-05-11T19:59:54.84</dc:date>
    <meta:editing-duration>PT26M17S</meta:editing-duration>
    <meta:editing-cycles>2</meta:editing-cycles>
    <meta:generator>OpenOffice/4.1.15$Win32 OpenOffice.org_project/4115m2$Build-9813</meta:generator>
    <meta:document-statistic meta:table-count="0" meta:image-count="0" meta:object-count="0" meta:page-count="4" meta:paragraph-count="109" meta:word-count="1078" meta:character-count="7837"/>
  </office:meta>
</office:document-meta>
</file>